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4193in"/>
    </style:style>
    <style:style style:name="co2" style:family="table-column">
      <style:table-column-properties fo:break-before="auto" style:column-width="5.35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791in"/>
    </style:style>
    <style:style style:name="co5" style:family="table-column">
      <style:table-column-properties fo:break-before="auto" style:column-width="0.6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1756in" fo:break-before="page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/>
    </style:style>
    <style:style style:name="ce4" style:family="table-cell" style:parent-style-name="Default">
      <style:table-cell-properties fo:wrap-option="wrap"/>
      <style:text-properties fo:font-weight="normal"/>
    </style:style>
    <style:style style:name="ce5" style:family="table-cell" style:parent-style-name="Default">
      <style:table-cell-properties fo:wrap-option="wrap" fo:border="0.0008in solid #000000"/>
    </style:style>
    <style:style style:name="ce6" style:family="table-cell" style:parent-style-name="Default">
      <style:table-cell-properties fo:wrap-option="wrap" fo:border="0.0008in solid #000000"/>
      <style:text-properties fo:font-weight="bold"/>
    </style:style>
    <style:style style:name="T1" style:family="text"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V-8 C-GNHK, MSN 8042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Ground Run 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Date: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Pilot: Kevin Horton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style-name="Default"/>
          <table:table-cell table:style-name="ce3" office:value-type="string">
            <text:p>Purpose: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Leak for fuel and oil leaks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Confirm basic function of engine instruments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Confirm ignition timing of electronic ignition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Confirm prop pitch change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COM 1 Radio Check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>
            <text:p>Left fuel tank functional check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>
            <text:p>Laptop data check from EIS, EFIS, GPS and event marker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3" office:value-type="string">
            <text:p>Pre-Test Events:</text:p>
          </table:table-cell>
          <table:table-cell table:number-columns-repeated="6"/>
        </table:table-row>
        <table:table-row table:style-name="ro3">
          <table:table-cell table:style-name="Default"/>
          <table:table-cell table:style-name="ce4" office:value-type="string">
            <text:p><text:span text:style-name="T1">Pre-oil engine, in accordance with Lycoming recommendations. <text:s/>Remove one plug </text:span><text:span text:style-name="T1">from each cylinder. <text:s/>Crank engine until oil pressure registers. <text:s/>Replace and torque </text:span><text:span text:style-name="T1">plugs.</text:span>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Disconnect manifold pressure line at electronic ignition, and plug line going to engine</text:p>
          </table:table-cell>
          <table:table-cell table:number-columns-repeated="6"/>
        </table:table-row>
        <table:table-row table:style-name="ro4">
          <table:table-cell/>
          <table:table-cell table:style-name="ce2" office:value-type="string">
            <text:p>Gather fire extinguishers, and brief ground observers. <text:s/>Ground observers must be careful to remain clear of prop. <text:s/>They should look for any leaks, smoke, fire or any other abnormal events. <text:s/>They should call for a shut down if any leak is seen, or for any other abnormal condition. <text:s/>If a shut down is required, they should make a signal of the hand cutting across the throat. <text:s/>If a fire is seen, they should point one arm straight ahead, and move it in a horizontal figure of eight pattern.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Confirm aircraft chocks are securely in plac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Setup video camera on tripod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Connect laptop to engine data cab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Hook up timing light to #1 cylinder plug wire (top plug), and put timing light in cockpit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5">
          <table:table-cell table:style-name="Default"/>
          <table:table-cell table:style-name="ce3" office:value-type="string">
            <text:p>Ground Test Procedure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>
            <text:p>Video Camera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aptop Data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at Belt SECU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uel Selector LEFT TAN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tt Master BATT ON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NS 430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gine Instruments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ster Warn Light CHECK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w Oil Press Light CHECK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 1 RADIO CHECK</text:p>
          </table:table-cell>
          <table:table-cell/>
          <table:table-cell office:value-type="string">
            <text:p>Time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Data EVENT</text:p>
          </table:table-cell>
          <table:table-cell/>
          <table:table-cell office:value-type="string">
            <text:p>RPM (analog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6" office:value-type="string">
            <text:p>Record all engine gauge indications, analog and EIS</text:p>
          </table:table-cell>
          <table:table-cell/>
          <table:table-cell office:value-type="string">
            <text:p>MP (analog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Starter Switch ENABLE</text:p>
          </table:table-cell>
          <table:table-cell/>
          <table:table-cell office:value-type="string">
            <text:p>RPM</text:p>
          </table:table-cell>
          <table:table-cell table:style-name="ce1"/>
          <table:table-cell/>
          <table:table-cell office:value-type="string">
            <text:p>CHTs</text:p>
          </table:table-cell>
          <table:table-cell/>
        </table:table-row>
        <table:table-row table:style-name="ro1">
          <table:table-cell/>
          <table:table-cell office:value-type="string">
            <text:p>Magneto ON</text:p>
          </table:table-cell>
          <table:table-cell/>
          <table:table-cell office:value-type="string">
            <text:p>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/>
          <table:table-cell office:value-type="string">
            <text:p>Throttle ¼</text:p>
          </table:table-cell>
          <table:table-cell/>
          <table:table-cell office:value-type="string">
            <text:p>Oil Te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/>
          <table:table-cell office:value-type="string">
            <text:p>Mixture ICO</text:p>
          </table:table-cell>
          <table:table-cell/>
          <table:table-cell office:value-type="string">
            <text:p>Oil Press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Boost Pump ON</text:p>
          </table:table-cell>
          <table:table-cell/>
          <table:table-cell office:value-type="string">
            <text:p>Fuel Flow</text:p>
          </table:table-cell>
          <table:table-cell table:style-name="ce1"/>
          <table:table-cell/>
          <table:table-cell office:value-type="string">
            <text:p>EGTs</text:p>
          </table:table-cell>
          <table:table-cell/>
        </table:table-row>
        <table:table-row table:style-name="ro1">
          <table:table-cell/>
          <table:table-cell office:value-type="string">
            <text:p>Boost Pump Light CHECK ON</text:p>
          </table:table-cell>
          <table:table-cell/>
          <table:table-cell office:value-type="string">
            <text:p>Fuel Quant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/>
          <table:table-cell table:style-name="ce6" office:value-type="string">
            <text:p>Fuel Pressure RECORD</text:p>
          </table:table-cell>
          <table:table-cell table:style-name="ce1"/>
          <table:table-cell office:value-type="string">
            <text:p>Fuel Press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/>
          <table:table-cell office:value-type="string">
            <text:p>Mixture FULL RICH 3-5 SEC, then ICO</text:p>
          </table:table-cell>
          <table:table-cell/>
          <table:table-cell office:value-type="string">
            <text:p>OAT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Starter ENGAGE – EI ON after two prop blades rotation</text:p>
          </table:table-cell>
          <table:table-cell/>
          <table:table-cell office:value-type="string">
            <text:p>Ess Bus V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Mixture RICH WHEN ENGINE FIRES</text:p>
          </table:table-cell>
          <table:table-cell/>
          <table:table-cell office:value-type="string">
            <text:p>Alt Load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Throttle 1000 RPM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Note: Oil pressure must start to indicate within 10 sec. <text:s/>If not, shut down immediately. <text:s/>Oil pressure at idle should be at least 25 psi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Oil Pressure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Note: Operate engine at 1000 rpm until oil temperature reaches at least 140 deg 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oost Pump OFF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Time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Voltage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Batt Master BATT + ALT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Voltage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Data EVENT</text:p>
          </table:table-cell>
          <table:table-cell table:number-columns-repeated="6"/>
        </table:table-row>
        <table:table-row table:style-name="ro5">
          <table:table-cell/>
          <table:table-cell table:style-name="ce6" office:value-type="string">
            <text:p>Record all engine gauge indications, analog and EIS</text:p>
          </table:table-cell>
          <table:table-cell/>
          <table:table-cell office:value-type="string">
            <text:p>Time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RPM (analog)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MP (analog)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RPM</text:p>
          </table:table-cell>
          <table:table-cell table:style-name="ce1"/>
          <table:table-cell/>
          <table:table-cell office:value-type="string">
            <text:p>CHTs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office:value-type="string">
            <text:p>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il Te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il Press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Flow</text:p>
          </table:table-cell>
          <table:table-cell table:style-name="ce1"/>
          <table:table-cell/>
          <table:table-cell office:value-type="string">
            <text:p>EGTs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Quant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Press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AT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Ess Bus V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Run up RPM (when oil temp OK)</text:p>
          </table:table-cell>
          <table:table-cell/>
          <table:table-cell office:value-type="string">
            <text:p>Alt Load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Data EVENT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Record all engine gauge indications, analog and EI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op cycle several times until normal operation is attain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rottle 1000 RPM</text:p>
          </table:table-cell>
          <table:table-cell/>
          <table:table-cell office:value-type="string">
            <text:p>Time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6" office:value-type="string">
            <text:p>EI Timing CHECK with TIMING LIGHT</text:p>
          </table:table-cell>
          <table:table-cell/>
          <table:table-cell office:value-type="string">
            <text:p>RPM (analog)</text:p>
          </table:table-cell>
          <table:table-cell table:style-name="ce1"/>
          <table:table-cell table:number-columns-repeated="3"/>
        </table:table-row>
        <table:table-row table:style-name="ro4">
          <table:table-cell/>
          <table:table-cell office:value-type="string">
            <text:p>Note: Stand up in cockpit, leaning over windscreen over centre of engine so aft face of flywheel is visible. <text:s/>Lesson Learned – using the timing light from the cockpit seems to only be possible in low light conditions. <text:s/>During day time conditions, the timing light must be close to the back side of the flywheel, which means the timing light operator must be on a stand next to the engine. <text:s/>Be very, very, very careful of the prop.</text:p>
          </table:table-cell>
          <table:table-cell/>
          <table:table-cell office:value-type="string">
            <text:p>MP (analog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Throttle IDLE</text:p>
          </table:table-cell>
          <table:table-cell/>
          <table:table-cell office:value-type="string">
            <text:p>RPM</text:p>
          </table:table-cell>
          <table:table-cell table:style-name="ce1"/>
          <table:table-cell/>
          <table:table-cell office:value-type="string">
            <text:p>CHTs</text:p>
          </table:table-cell>
          <table:table-cell/>
        </table:table-row>
        <table:table-row table:style-name="ro1">
          <table:table-cell/>
          <table:table-cell office:value-type="string">
            <text:p>Dead mag check</text:p>
          </table:table-cell>
          <table:table-cell/>
          <table:table-cell office:value-type="string">
            <text:p>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il Te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il Press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Flow</text:p>
          </table:table-cell>
          <table:table-cell table:style-name="ce1"/>
          <table:table-cell/>
          <table:table-cell office:value-type="string">
            <text:p>EGTs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Quant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Press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AT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Ess Bus V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Alt Load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Mixture ICO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Time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Mag and EI OF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uel Selector OFF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Data EVE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gine Instruments OFF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GPS Position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GNS 430 OF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tt Master OFF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>
            <text:p>Data OFF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Video OFF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25in" fo:margin-bottom="0.25in" fo:margin-left="0.25in" fo:margin-right="0.25in" style:shadow="non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Ground Run 1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9">29/11/2008</text:date>, <text:time>20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Kevin Horton</meta:initial-creator>
    <meta:creation-date>2008-06-17T11:13:03</meta:creation-date>
    <dc:creator>Kevin Horton</dc:creator>
    <dc:date>2008-11-29T20:20:52</dc:date>
    <meta:printed-by>Kevin Horton</meta:printed-by>
    <meta:print-date>2008-06-24T06:38:44</meta:print-date>
    <dc:language>en-CA</dc:language>
    <meta:editing-cycles>16</meta:editing-cycles>
    <meta:editing-duration>P1DT18H34M12S</meta:editing-duration>
    <meta:user-defined meta:name="Info 1"/>
    <meta:user-defined meta:name="Info 2"/>
    <meta:user-defined meta:name="Info 3"/>
    <meta:user-defined meta:name="Info 4"/>
    <meta:document-statistic meta:table-count="3" meta:cell-count="119"/>
  </office:meta>
</office:document-meta>
</file>